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oshua Rinaldi</text:p>
      <text:p text:style-name="Standard">101902285</text:p>
      <text:p text:style-name="Standard">9/30/2014</text:p>
      <text:p text:style-name="Standard">HW3</text:p>
      <text:p text:style-name="Standard"/>
      <text:p text:style-name="Standard"/>
      <text:p text:style-name="Standard">1. What is the difference between SOAP and REST for programmers? Give an explanation, then an example of a SOAP call and a REST call.</text:p>
      <text:p text:style-name="Standard"/>
      <text:p text:style-name="Standard"><text:tab/>REST is used for accessing a resource or data, and SOAP is used for performing an actual operation. <text:span text:style-name="T2">So, and example of a REST call would be viewing a variable,</text:span><text:span text:style-name="T1"> </text:span><text:span text:style-name="T2">because it accesses data resources. An example of SOAP would be switching users or doing addition, because it actually performs an operation.</text:span></text:p>
      <text:p text:style-name="Standard"><text:span text:style-name="T2"/></text:p>
      <text:p text:style-name="Standard"><text:span text:style-name="T2"/></text:p>
      <text:p text:style-name="Standard"><text:span text:style-name="T2">2. Which of the following data formats do SOAP and REST support – XML, JSON, plain text?</text:span></text:p>
      <text:p text:style-name="Standard"><text:span text:style-name="T2"/></text:p>
      <text:p text:style-name="Standard"><text:span text:style-name="T2"><text:tab/>SOAP only supports XML, whereas REST supports JSON, and several other formats.</text:span></text:p>
      <text:p text:style-name="Standard"><text:span text:style-name="T2"/></text:p>
      <text:p text:style-name="Standard"><text:span text:style-name="T2"/></text:p>
      <text:p text:style-name="Standard"><text:span text:style-name="T2">3. Give an example of when you would choose SOAP over REST and explain why.</text:span></text:p>
      <text:p text:style-name="Standard"><text:span text:style-name="T2"/></text:p>
      <text:p text:style-name="Standard"><text:span text:style-name="T2"><text:tab/>I would use SOAP for more secure operations. This is because SOAP allows the use of both SSL and WS-Security.</text:span></text:p>
      <text:p text:style-name="Standard"><text:span text:style-name="T2"/></text:p>
      <text:p text:style-name="Standard"><text:span text:style-name="T2"/></text:p>
      <text:p text:style-name="Standard"><text:span text:style-name="T2">4. Give an example of when you would choose REST over SOAP and explain why.</text:span></text:p>
      <text:p text:style-name="Standard"><text:span text:style-name="T2"/></text:p>
      <text:p text:style-name="Standard"><text:span text:style-name="T2"><text:tab/>I would use REST for any web application, because the whole of the web is based on REST style architectu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4-09-29T20:50:59</meta:creation-date>
    <dc:date>2014-09-29T21:31:38</dc:date>
    <dc:creator>user </dc:creator>
    <meta:editing-duration>PT9M59S</meta:editing-duration>
    <meta:editing-cycles>1</meta:editing-cycles>
    <meta:document-statistic meta:table-count="0" meta:image-count="0" meta:object-count="0" meta:page-count="1" meta:paragraph-count="12" meta:word-count="181" meta:character-count="1005" meta:non-whitespace-character-count="832"/>
    <meta:generator>LibreOffice/3.5$Linux_X86_64 LibreOffice_project/350m1$Build-2</meta:generator>
  </office:meta>
</office:document-meta>
</file>